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2.5438in"/>
    </style:style>
    <style:style style:name="Table1.C" style:family="table-column">
      <style:table-column-properties style:column-width="2.568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Standard">
      <style:text-properties officeooo:paragraph-rsid="0001f7cf"/>
    </style:style>
    <style:style style:name="P3" style:family="paragraph" style:parent-style-name="Heading_20_2">
      <style:text-properties officeooo:paragraph-rsid="0001f7cf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Heading_20_3">
      <style:text-properties officeooo:paragraph-rsid="0001f7cf"/>
    </style:style>
    <style:style style:name="P8" style:family="paragraph" style:parent-style-name="Text_20_body" style:list-style-name="L5"/>
    <style:style style:name="P9" style:family="paragraph" style:parent-style-name="Standard">
      <style:text-properties officeooo:rsid="0001f7cf" officeooo:paragraph-rsid="0001f7cf"/>
    </style:style>
    <style:style style:name="P10" style:family="paragraph" style:parent-style-name="Heading_20_3">
      <style:text-properties officeooo:rsid="0001f7cf" officeooo:paragraph-rsid="0001f7cf"/>
    </style:style>
    <style:style style:name="P11" style:family="paragraph" style:parent-style-name="Text_20_body">
      <style:text-properties officeooo:rsid="0001f7cf" officeooo:paragraph-rsid="0001f7cf"/>
    </style:style>
    <style:style style:name="P12" style:family="paragraph" style:parent-style-name="Text_20_body">
      <style:text-properties officeooo:paragraph-rsid="0001f7cf"/>
    </style:style>
    <style:style style:name="P13" style:family="paragraph" style:parent-style-name="Heading_20_2">
      <style:text-properties officeooo:rsid="0001f7cf" officeooo:paragraph-rsid="0001f7cf"/>
    </style:style>
    <style:style style:name="P14" style:family="paragraph" style:parent-style-name="Text_20_body">
      <style:text-properties officeooo:rsid="0001f7cf"/>
    </style:style>
    <style:style style:name="T1" style:family="text">
      <style:text-properties officeooo:rsid="0001f7c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Overview</text:h>
      <text:p text:style-name="Text_20_body">This setup provides a <text:span text:style-name="Strong_20_Emphasis">two-script system</text:span> designed to automate the conversion of multiple ROS 2 <text:span text:style-name="Source_20_Text">.mcap</text:span> bag files into organized <text:span text:style-name="Strong_20_Emphasis">CSV</text:span> and <text:span text:style-name="Strong_20_Emphasis">JSON</text:span> formats.</text:p>
      <text:p text:style-name="Text_20_body">It includes:</text:p>
      <text:list text:style-name="L1">
        <text:list-item>
          <text:p text:style-name="P1"><text:span text:style-name="Strong_20_Emphasis"><text:span text:style-name="Source_20_Text">rosbag_to_csv_json.py</text:span></text:span> — Converts a single ROS 2 bag folder (containing an <text:span text:style-name="Source_20_Text">.mcap</text:span> file) into CSV and JSON files.</text:p>
        </text:list-item>
        <text:list-item>
          <text:p text:style-name="P1"><text:span text:style-name="Strong_20_Emphasis"><text:span text:style-name="Source_20_Text">process_all.py</text:span></text:span> — Automates the conversion across all ROS bag folders within a base directory using multithreading for faster processing.</text:p>
        </text:list-item>
      </text:list>
      <text:h text:style-name="Heading_20_2" text:outline-level="2">Folder Structure</text:h>
      <text:p text:style-name="Text_20_body">Before running the scripts, your working directory should look like this:</text:p>
      <text:p text:style-name="P2">~/rosbag_test/<text:line-break/>│<text:line-break/>├── venv/ <text:s text:c="20"/># (Optional) Your Python virtual environment<text:line-break/>├── CSV_JSON_FILES/ <text:s text:c="10"/># Automatically created output folder<text:line-break/>├── bag1/ <text:s text:c="20"/># Folder containing .mcap file<text:line-break/>│ <text:s text:c="2"/>└── example1.mcap<text:line-break/>├── bag2/<text:line-break/>│ <text:s text:c="2"/>└── example2.mcap<text:line-break/>├── rosbag_to_csv_json.py <text:s text:c="4"/># Main conversion script<text:line-break/>└── process_all.py <text:s text:c="11"/># Automation script</text:p>
      <text:p text:style-name="P2"><text:line-break/>After processing, the folder structure will look like: </text:p>
      <text:p text:style-name="P2"/>
      <text:p text:style-name="P2">~/rosbag_test/<text:line-break/>│<text:line-break/>├── CSV_JSON_FILES/<text:line-break/>│ <text:s text:c="2"/>├── bag1/<text:line-break/>│ <text:s text:c="2"/>│ <text:s text:c="2"/>├── /topic_name_1.csv<text:line-break/>│ <text:s text:c="2"/>│ <text:s text:c="2"/>├── /topic_name_1.json<text:line-break/>│ <text:s text:c="2"/>│ <text:s text:c="2"/>├── /topic_name_2.csv<text:line-break/>│ <text:s text:c="2"/>│ <text:s text:c="2"/>├── /topic_name_2.json<text:line-break/>│ <text:s text:c="2"/>│ <text:s text:c="2"/>└── all_topics.json<text:line-break/>│ <text:s text:c="2"/>└── bag2/<text:line-break/>│ <text:s text:c="6"/>└── ...<text:line-break/>├── bag1/<text:line-break/>├── bag2/<text:line-break/>├── process_all.py<text:line-break/>└── rosbag_to_csv_json.py<text:line-break/></text:p>
      <text:h text:style-name="P3" text:outline-level="2"><text:soft-page-break/>1. <text:span text:style-name="Source_20_Text">rosbag_to_csv_json.py</text:span> — Single ROSBAG Converter</text:h>
      <text:h text:style-name="Heading_20_3" text:outline-level="3"><text:span text:style-name="Strong_20_Emphasis">Purpose</text:span></text:h>
      <text:p text:style-name="Text_20_body">Converts one <text:span text:style-name="Source_20_Text">.mcap</text:span> ROS bag file into:</text:p>
      <text:list text:style-name="L2">
        <text:list-item>
          <text:p text:style-name="P4">Individual <text:span text:style-name="Strong_20_Emphasis">CSV</text:span> and <text:span text:style-name="Strong_20_Emphasis">JSON</text:span> files per topic.</text:p>
        </text:list-item>
        <text:list-item>
          <text:p text:style-name="P4">A single <text:span text:style-name="Strong_20_Emphasis">combined JSON</text:span> file containing all topics.</text:p>
        </text:list-item>
      </text:list>
      <text:h text:style-name="Heading_20_3" text:outline-level="3"><text:span text:style-name="Strong_20_Emphasis">Features</text:span></text:h>
      <text:list text:style-name="L3">
        <text:list-item>
          <text:p text:style-name="P5">Automatically locates the <text:span text:style-name="Source_20_Text">.mcap</text:span> file in the given folder.</text:p>
        </text:list-item>
        <text:list-item>
          <text:p text:style-name="P5">Reads and deserializes all topics using ROS 2 message types.</text:p>
        </text:list-item>
        <text:list-item>
          <text:p text:style-name="P5">Exports data to both CSV and JSON formats for each topic.</text:p>
        </text:list-item>
        <text:list-item>
          <text:p text:style-name="P5">Handles unreadable messages gracefully.</text:p>
        </text:list-item>
        <text:list-item>
          <text:p text:style-name="P5">Organizes outputs under <text:span text:style-name="Source_20_Text">~/rosbag_test/CSV_JSON_FILES/&lt;bag_folder_name&gt;</text:span>.</text:p>
        </text:list-item>
      </text:list>
      <text:h text:style-name="Heading_20_3" text:outline-level="3"><text:span text:style-name="Strong_20_Emphasis">Usage</text:span></text:h>
      <text:p text:style-name="Text_20_body">From the terminal:</text:p>
      <text:p text:style-name="P2">python3 rosbag_to_csv_json.py &lt;path_to_bag_folder&gt;<text:line-break/></text:p>
      <text:p text:style-name="P2">Example: </text:p>
      <text:p text:style-name="P2"/>
      <text:p text:style-name="P2">python3 rosbag_to_csv_json.py ~/rosbag_test/bag1<text:line-break/></text:p>
      <text:h text:style-name="P3" text:outline-level="2">2. <text:span text:style-name="Source_20_Text">process_all.py</text:span> — Batch Automation Script</text:h>
      <text:h text:style-name="Heading_20_3" text:outline-level="3"><text:span text:style-name="Strong_20_Emphasis">Purpose</text:span></text:h>
      <text:p text:style-name="Text_20_body">Runs the conversion script automatically for all ROS bag folders inside <text:span text:style-name="Source_20_Text">~/rosbag_test</text:span>, except for excluded folders (<text:span text:style-name="Source_20_Text">venv</text:span>, <text:span text:style-name="Source_20_Text">CSV_JSON_FILES</text:span>).</text:p>
      <text:h text:style-name="Heading_20_3" text:outline-level="3"><text:span text:style-name="Strong_20_Emphasis">Features</text:span></text:h>
      <text:list text:style-name="L4">
        <text:list-item>
          <text:p text:style-name="P6">Automatically detects all subfolders containing <text:span text:style-name="Source_20_Text">.mcap</text:span> files.</text:p>
        </text:list-item>
        <text:list-item>
          <text:p text:style-name="P6">Executes <text:span text:style-name="Source_20_Text">rosbag_to_csv_json.py</text:span> on each folder.</text:p>
        </text:list-item>
        <text:list-item>
          <text:p text:style-name="P6">Runs conversions <text:span text:style-name="Strong_20_Emphasis">in parallel</text:span> using all available CPU cores.</text:p>
        </text:list-item>
        <text:list-item>
          <text:p text:style-name="P6">Prints progress and error messages.</text:p>
        </text:list-item>
        <text:list-item>
          <text:p text:style-name="P6">Generates a summary of all successfully processed folders and failures.</text:p>
        </text:list-item>
      </text:list>
      <text:h text:style-name="Heading_20_3" text:outline-level="3"><text:soft-page-break/><text:span text:style-name="Strong_20_Emphasis">Usage</text:span></text:h>
      <text:p text:style-name="Text_20_body">Simply run:</text:p>
      <text:p text:style-name="P2">python3 process_all.py<text:line-break/></text:p>
      <text:h text:style-name="P7" text:outline-level="3"><text:span text:style-name="Strong_20_Emphasis">Notes</text:span></text:h>
      <text:list text:style-name="L5">
        <text:list-item>
          <text:p text:style-name="P8">The script automatically ignores:</text:p>
          <text:list>
            <text:list-item>
              <text:p text:style-name="P8"><text:span text:style-name="Source_20_Text">venv</text:span> (your virtual environment)</text:p>
            </text:list-item>
            <text:list-item>
              <text:p text:style-name="P8"><text:span text:style-name="Source_20_Text">CSV_JSON_FILES</text:span> (output folder)</text:p>
            </text:list-item>
          </text:list>
        </text:list-item>
        <text:list-item>
          <text:p text:style-name="P8">It expects both scripts to be inside the same base folder (<text:span text:style-name="Source_20_Text">~/rosbag_test/</text:span>).</text:p>
        </text:list-item>
      </text:list>
      <text:p text:style-name="Horizontal_20_Line"/>
      <text:h text:style-name="Heading_20_2" text:outline-level="2">3. Setup Instructions</text:h>
      <text:h text:style-name="Heading_20_3" text:outline-level="3"><text:span text:style-name="Strong_20_Emphasis">Step 1: Install Dependencies</text:span></text:h>
      <text:p text:style-name="Text_20_body">Make sure you have Python 3.8+ and ROS 2 installed with <text:span text:style-name="Source_20_Text">rosbag2_py</text:span> and <text:span text:style-name="Source_20_Text">rclpy</text:span>.</text:p>
      <text:p text:style-name="Text_20_body">Then install Python dependencies:</text:p>
      <text:p text:style-name="P2">pip install pandas<text:line-break/></text:p>
      <text:p text:style-name="P2">If you’re using a virtual environment: </text:p>
      <text:p text:style-name="P2"/>
      <text:p text:style-name="P2">cd ~/rosbag_test<text:line-break/>python3 -m venv venv<text:line-break/>source venv/bin/activate<text:line-break/>pip install pandas<text:line-break/></text:p>
      <text:h text:style-name="P3" text:outline-level="2">4. How to Compile and Run</text:h>
      <text:p text:style-name="Text_20_body">These scripts do not require compilation — they are pure Python.<text:line-break/>However, you can make them executable for easier use.</text:p>
      <text:h text:style-name="Heading_20_3" text:outline-level="3"><text:span text:style-name="Strong_20_Emphasis">Option 1 — Run with Python</text:span></text:h>
      <text:p text:style-name="P9">python3 process_all.py<text:line-break/></text:p>
      <text:h text:style-name="P10" text:outline-level="3"><text:span text:style-name="Strong_20_Emphasis">Option 2 — Run as Executables</text:span></text:h>
      <text:p text:style-name="P11">Make both scripts executable:chmod +x rosbag_to_csv_json.py<text:line-break/>chmod +x process_all.py</text:p>
      <text:p text:style-name="P12"><text:span text:style-name="T1"><text:line-break/></text:span><text:soft-page-break/>Then run directly: </text:p>
      <text:p text:style-name="P9">./process_all.py<text:line-break/></text:p>
      <text:h text:style-name="P13" text:outline-level="2">5. Output Summary Example</text:h>
      <text:p text:style-name="P14">Example terminal output:</text:p>
      <text:p text:style-name="P9">Automation started at 2025-10-13 10:00:00<text:line-break/>Folder 'bag1' processed successfully.<text:line-break/>Folder 'bag2' processed successfully.<text:line-break/><text:line-break/>Automation completed.<text:line-break/>Total folders processed: 2<text:line-break/>Successful folders: 2<text:line-break/> <text:s/>- bag1<text:line-break/> <text:s/>- bag2<text:line-break/>Failed folders: 0<text:line-break/><text:line-break/>Finished at 2025-10-13 10:02:05<text:line-break/></text:p>
      <text:h text:style-name="P13" text:outline-level="2">6. Troubleshooting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Issue</text:p>
            </table:table-cell>
            <table:table-cell table:style-name="Table1.A1" office:value-type="string">
              <text:p text:style-name="Table_20_Heading">Possible Cause</text:p>
            </table:table-cell>
            <table:table-cell table:style-name="Table1.A1" office:value-type="string">
              <text:p text:style-name="Table_20_Heading">Solu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Conversion script not found</text:span></text:p>
          </table:table-cell>
          <table:table-cell table:style-name="Table1.A1" office:value-type="string">
            <text:p text:style-name="Table_20_Contents"><text:span text:style-name="Source_20_Text">rosbag_to_csv_json.py</text:span> missing</text:p>
          </table:table-cell>
          <table:table-cell table:style-name="Table1.A1" office:value-type="string">
            <text:p text:style-name="Table_20_Contents">Ensure both scripts are in <text:span text:style-name="Source_20_Text">~/rosbag_test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No .mcap file found</text:span></text:p>
          </table:table-cell>
          <table:table-cell table:style-name="Table1.A1" office:value-type="string">
            <text:p text:style-name="Table_20_Contents">Bag folder doesn’t contain <text:span text:style-name="Source_20_Text">.mcap</text:span></text:p>
          </table:table-cell>
          <table:table-cell table:style-name="Table1.A1" office:value-type="string">
            <text:p text:style-name="Table_20_Contents">Check that your bag directory includes a valid <text:span text:style-name="Source_20_Text">.mcap</text:span> file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uld not parse message</text:span></text:p>
          </table:table-cell>
          <table:table-cell table:style-name="Table1.A1" office:value-type="string">
            <text:p text:style-name="Table_20_Contents">Topic type mismatch or deserialization issue</text:p>
          </table:table-cell>
          <table:table-cell table:style-name="Table1.A1" office:value-type="string">
            <text:p text:style-name="Table_20_Contents">Check ROS 2 message definitions and topic consistency</text:p>
          </table:table-cell>
        </table:table-row>
        <table:table-row>
          <table:table-cell table:style-name="Table1.A1" office:value-type="string">
            <text:p text:style-name="Table_20_Contents"><text:span text:style-name="Source_20_Text">Permission denied</text:span></text:p>
          </table:table-cell>
          <table:table-cell table:style-name="Table1.A1" office:value-type="string">
            <text:p text:style-name="Table_20_Contents">Missing execute permission</text:p>
          </table:table-cell>
          <table:table-cell table:style-name="Table1.A1" office:value-type="string">
            <text:p text:style-name="Table_20_Contents">Run <text:span text:style-name="Source_20_Text">chmod +x process_all.py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13T10:41:32.239267100</dc:date>
    <meta:editing-duration>PT4M36S</meta:editing-duration>
    <meta:editing-cycles>1</meta:editing-cycles>
    <meta:document-statistic meta:table-count="1" meta:image-count="0" meta:object-count="0" meta:page-count="4" meta:paragraph-count="77" meta:word-count="552" meta:character-count="3927" meta:non-whitespace-character-count="3343"/>
    <meta:generator>LibreOffice/25.8.1.1$Windows_X86_64 LibreOffice_project/54047653041915e595ad4e45cccea684809c77b5</meta:generator>
  </office:meta>
</office:document-meta>
</file>